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EHuangliang2Test.test_for_iss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EHuangliang2Test.deserialze( DefaultJSONParser parser , Type type , Object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EHuangliang2Test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